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546cm" fo:margin-top="0cm" fo:margin-bottom="0cm" table:align="center" style:writing-mode="lr-tb"/>
    </style:style>
    <style:style style:name="Tabela1.A" style:family="table-column">
      <style:table-column-properties style:column-width="1.319cm"/>
    </style:style>
    <style:style style:name="Tabela1.B" style:family="table-column">
      <style:table-column-properties style:column-width="1.917cm"/>
    </style:style>
    <style:style style:name="Tabela1.C" style:family="table-column">
      <style:table-column-properties style:column-width="2.3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a2" style:family="table">
      <style:table-properties style:width="15.002cm" fo:margin-left="-0.191cm" fo:margin-top="0cm" fo:margin-bottom="0cm" table:align="left" style:writing-mode="lr-tb"/>
    </style:style>
    <style:style style:name="Tabela2.A" style:family="table-column">
      <style:table-column-properties style:column-width="2.477cm"/>
    </style:style>
    <style:style style:name="Tabela2.B" style:family="table-column">
      <style:table-column-properties style:column-width="1.09cm"/>
    </style:style>
    <style:style style:name="Tabela2.C" style:family="table-column">
      <style:table-column-properties style:column-width="1.027cm"/>
    </style:style>
    <style:style style:name="Tabela2.D" style:family="table-column">
      <style:table-column-properties style:column-width="1.025cm"/>
    </style:style>
    <style:style style:name="Tabela2.E" style:family="table-column">
      <style:table-column-properties style:column-width="1.092cm"/>
    </style:style>
    <style:style style:name="Tabela2.I" style:family="table-column">
      <style:table-column-properties style:column-width="1.028cm"/>
    </style:style>
    <style:style style:name="Tabela2.J" style:family="table-column">
      <style:table-column-properties style:column-width="1.09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ela2.B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a2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2">
      <style:paragraph-properties fo:text-align="justify" style:justify-single-word="false"/>
    </style:style>
    <style:style style:name="P5" style:family="paragraph" style:parent-style-name="List_20_Paragraph" style:list-style-name="WWNum3">
      <style:paragraph-properties fo:text-align="justify" style:justify-single-word="false"/>
    </style:style>
    <style:style style:name="P6" style:family="paragraph" style:parent-style-name="List_20_Paragraph" style:list-style-name="WWNum4">
      <style:paragraph-properties fo:text-align="justify" style:justify-single-word="false"/>
    </style:style>
    <style:style style:name="P7" style:family="paragraph" style:parent-style-name="List_20_Paragraph" style:list-style-name="WWNum5">
      <style:paragraph-properties fo:text-align="justify" style:justify-single-word="false"/>
    </style:style>
    <style:style style:name="P8" style:family="paragraph" style:parent-style-name="List_20_Paragraph" style:list-style-name="WWNum6">
      <style:paragraph-properties fo:text-align="justify" style:justify-single-word="false"/>
    </style:style>
    <style:style style:name="P9" style:family="paragraph" style:parent-style-name="List_20_Paragraph" style:list-style-name="WWNum7">
      <style:paragraph-properties fo:text-align="justify" style:justify-single-word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-complex="F"/>
    </style:style>
    <style:style style:name="T7" style:family="text">
      <style:text-properties style:font-name-complex="F"/>
    </style:style>
    <style:style style:name="T8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ista de Exercícios Complementar – Estatística Geral</text:span></text:p>
      <text:p text:style-name="Standard"><text:span text:style-name="T4">Exercício 1:</text:span></text:p>
      <text:p text:style-name="P1">O escore em um teste internacional de proficiência na língua inglesa varia de 0 a 700 pontos, com mais pontos indicando um melhor desempenho. Várias universidades americanas, exigem um escore mínimo de 600 pontos para aceitar candidatos de países de língua não inglesa. Sabe-se que a probabilidade de um aluno tirar 600 pontos ou mais é 0,10. De um grande grupo de estudantes brasileiros que prestaram o último exame, escolhemos ao acaso 20 deles. Qual seria a probabilidade de no máximo 3 atenderem ao requisito mínimo mencionado? E qual a probabilidade de a metade deles terem sido aprovados?</text:p>
      <text:p text:style-name="P1"><text:span text:style-name="T4">Exercício 2:</text:span></text:p>
      <text:p text:style-name="P1">Uma certa doença pode ser curada através de procedimentos cirúrgicos em 80% dos casos. Dentre os que têm essa doença, sorteamos 15 pacientes que serão submetidos à cirurgia. Supondo que esses procedimentos cirúrgicos e sua cura seguem uma distribuição de probabilidade Binomial, a probabilidade de:</text:p>
      <text:list xml:id="list2562509367287996285" text:style-name="WWNum2">
        <text:list-item>
          <text:p text:style-name="P4">Todos serem curados.</text:p>
        </text:list-item>
        <text:list-item>
          <text:p text:style-name="P4">Pelo menos dois não serem curados.</text:p>
        </text:list-item>
        <text:list-item>
          <text:p text:style-name="P4">Ao menos 10 ficarem livres da doença.</text:p>
        </text:list-item>
      </text:list>
      <text:p text:style-name="P1"><text:span text:style-name="T4">Exercício 3:</text:span></text:p>
      <text:p text:style-name="P1">A aplicação de fundo anticorrosivo em chapas de aço de 1 m<text:span text:style-name="T5">2</text:span> é feita mecanicamente e pode produzir defeitos (pequenas bolhas na pintura), de acordo com uma variável aleatória Poisson de parâmetro <text:span text:style-name="T7"><text:s/>por m</text:span><text:span text:style-name="T6">2</text:span><text:span text:style-name="T7">. Uma chapa é sorteada ao acaso para ser inspecionada, pergunta-se a probabilidade de:</text:span></text:p>
      <text:list xml:id="list6302392094512314757" text:style-name="WWNum3">
        <text:list-item>
          <text:p text:style-name="P5">Encontrarmos pelo menos 1 defeito.</text:p>
        </text:list-item>
        <text:list-item>
          <text:p text:style-name="P5">No máximo 2 defeitos serem encontrados.</text:p>
        </text:list-item>
        <text:list-item>
          <text:p text:style-name="P5">Encontrar de 2 a 4 defeitos.</text:p>
        </text:list-item>
        <text:list-item>
          <text:p text:style-name="P5">Não mais de 1 defeito ser encontrado.</text:p>
        </text:list-item>
      </text:list>
      <text:p text:style-name="P1"><text:span text:style-name="T4">Exercício 4:</text:span></text:p>
      <text:p text:style-name="P1">Um laboratório estuda a emissão de partículas de certo material radiativo. Seja <text:span text:style-name="T8">N</text:span>: <text:span text:style-name="T8">número de partículas emitidas em 1 minuto</text:span>. O laboratório admite que <text:span text:style-name="T8">N</text:span> tem função de probabilidade Poisson com parâmetro 5.</text:p>
      <text:list xml:id="list1643702840263682748" text:style-name="WWNum4">
        <text:list-item>
          <text:p text:style-name="P6">Calcule a probabilidade de quem em um minuto não haja emissões de partículas.</text:p>
        </text:list-item>
        <text:list-item>
          <text:p text:style-name="P6">Determine a probabilidade de que pelo menos uma partícula seja emitida em um minuto.</text:p>
        </text:list-item>
        <text:list-item>
          <text:p text:style-name="P6">Qual a probabilidade que, em um minuto, o número de partículas emitidas esteja entre 2 (exclusive) e 5 (inclusive)?</text:p>
        </text:list-item>
      </text:list>
      <text:p text:style-name="P1"/>
      <text:p text:style-name="P1"><text:soft-page-break/><text:span text:style-name="T4">Exercício 5:</text:span></text:p>
      <text:p text:style-name="P1">O tempo necessário para eliminar o perigo de contaminação de certo pesticida, após sua aplicação em um pomar, é uma variável aleatória Exponencial de parâmetro 2 (em anos). Tendo em vista esse comportamento, as autoridades sanitárias recomendam que o contato direto ou indireto com as frutas pulverizadas seja evitado por algum tempo após a aplicação. Calcule a probabilidade de uma fruta desse pomar, escolhida ao acaso, não esteja mais contaminada após 1 ano de pulverização. Qual é a nossa “segurança” se aguardarmos 2 anos para consumir essas frutas?</text:p>
      <text:p text:style-name="P1"><text:span text:style-name="T4">Exercício 6:</text:span></text:p>
      <text:p text:style-name="P1">O tempo, em minutos, de utilização de um caixa eletrônico por clientes de um certo banco, foi modelado por uma variável aleatória <text:span text:style-name="T8">T</text:span> com densidade de probabilidade Exponencial (3). Determine:</text:p>
      <text:list xml:id="list2694633676480351844" text:style-name="WWNum5">
        <text:list-item>
          <text:p text:style-name="P7">Probabilidade de o tempo ser inferior a 1 minuto.</text:p>
        </text:list-item>
        <text:list-item>
          <text:p text:style-name="P7">Probabilidade de o tempo ser superior a 2 minutos.</text:p>
        </text:list-item>
      </text:list>
      <text:p text:style-name="P1"><text:span text:style-name="T4">Exercício 7:</text:span></text:p>
      <text:p text:style-name="P1">Uma clínica de emagrecimento recebe pacientes adultos com peso seguindo distribuição Normal de média 130 kg e desvio padrão 20 kg. Para efeito de determinar o tratamento mais adequado, os 25% pacientes de menor peso são classificados como “magros”, enquanto os 25% de maior peso de “obesos”. Determine os valores que delimitam cada uma dessas classificações.</text:p>
      <text:p text:style-name="P1"><text:span text:style-name="T4">Exercício 8:</text:span></text:p>
      <text:p text:style-name="P1">Um teste de aptidão feito por pilotos de aeronaves em treinamento inicial requer uma série de operações seja realizada em uma rápida operação. Suponha que o tempo necessário para completar o teste seja distribuído de acordo com uma Normal de média 90 minutos e desvio padrão 20 minutos.</text:p>
      <text:list xml:id="list602098769925327521" text:style-name="WWNum6">
        <text:list-item>
          <text:p text:style-name="P8">Para passar no teste o candidato deve completa-lo em menos de 80 minutos. Se 65 candidatos tomam o teste, quantos são esperados passar?</text:p>
        </text:list-item>
        <text:list-item>
          <text:p text:style-name="P8">Se os 5% melhores candidatos serão alocados para aeronaves maiores, quão rápido deve ser o candidato para que obtenha essa posição?</text:p>
        </text:list-item>
      </text:list>
      <text:p text:style-name="P1"><text:span text:style-name="T4">Exercício 9:</text:span></text:p>
      <text:p text:style-name="P1">Suponha que os comprimentos de jacarés adultos de uma certa raça sigam o modelo Normal com média <text:span text:style-name="T7"><text:s/>desconhecida e variância igual a 0,01 m</text:span><text:span text:style-name="T6">2</text:span><text:span text:style-name="T7">. Uma amostra de dez animais foi sorteada e forneceu média de 1,69 m. Obtenha um intervalo de 95% de confiança sobre o comprimento médios desses jacarés.</text:span></text:p>
      <text:p text:style-name="P1"><text:span text:style-name="T4">Exercício 10:</text:span></text:p>
      <text:p text:style-name="P1">Um provedor de acesso à internet está monitorando a duração do tempo das conexões de seus clientes, com o objetivo de dimensionar seus equipamentos. A distribuição de probabilidade do tempo de duração é Normal, com média igual a <text:span text:style-name="T7"><text:s/>desconhecida e desvio padrão <text:s/>também. Uma amostra de 500 conexões resultou num valor médio observado de 25 </text:span><text:soft-page-break/><text:span text:style-name="T7">minutos e um desvio padrão igual a 4,25 minutos</text:span><text:bookmark text:name="_GoBack"/><text:span text:style-name="T7">. Qual a faixa de 92% de confiança para o tempo de conexão?</text:span></text:p>
      <text:p text:style-name="P1"/>
      <text:p text:style-name="P1"><text:span text:style-name="T4">Exercício 11:</text:span></text:p>
      <text:p text:style-name="P1">Pretende-se estimar a proporção <text:span text:style-name="T8">p</text:span> de cura através do uso de um certo medicamento em doentes contaminados com cercaria, que é uma das formas do verme da esquistossomose. Um experimento constituiu em aplicar o medicamento em 200 pacientes, escolhidos ao acaso, e observa-se que 160 deles foram curados. Construa um intervalo de 95% de confiança para a proporção de cura desses pacientes.</text:p>
      <text:p text:style-name="P1"><text:span text:style-name="T4">Exercício 12:</text:span></text:p>
      <text:p text:style-name="P1">O intervalo de 95% de confiança para média foi obtido e com resultado igual a IC = [35,21; 35,99]. O tamanho da amostra foi de 100 observações para uma população Normal com média <text:span text:style-name="T7"><text:s/>desconhecida e desvio padrão igual a 2.</text:span></text:p>
      <text:list xml:id="list7378744145625216356" text:style-name="WWNum7">
        <text:list-item>
          <text:p text:style-name="P9">Qual o valor encontrado para a média dessa amostra?</text:p>
        </text:list-item>
        <text:list-item>
          <text:p text:style-name="P9">Se utilizássemos essa mesma amostra, mas uma confiança de 90%, qual seria o novo intervalo de confiança?</text:p>
        </text:list-item>
      </text:list>
      <text:p text:style-name="P1"/>
      <text:p text:style-name="P1"><text:span text:style-name="T4">Exercício 13:</text:span></text:p>
      <text:p text:style-name="P1">O consumo médio de gasolina num certo tipo de automóvel é de 15 km/l, segundo informações da montadora. Uma revista especializada verificou o consumo de 25 veículos, escolhidos ao acaso, e constatou um consumo médio de 14,3 km/l. Admita que o consumo siga o modelo Normal com variância igual a 9 (km/l)<text:span text:style-name="T5">2</text:span>. Teste, ao nível de 6% de significância, a afirmação da montadora de que a média de consumo é igual a 15 km/l, contra a alternativa de ser inferior.</text:p>
      <text:p text:style-name="Standard"><text:span text:style-name="T4">Exercício 14:</text:span></text:p>
      <text:p text:style-name="P1">Uma amostra com 10 observações de uma variável aleatória Normal forneceu média de 5,5 e desvio padrão igual a 2. Deseja-se testar, ao nível de 5% de significância, se a média na população é igual ou é menor que 6. Qual a conclusão sobre o teste?</text:p>
      <text:p text:style-name="P1"><text:span text:style-name="T4">Exercício 15:</text:span></text:p>
      <text:p text:style-name="P1">Duas raças de cavalos estão sendo pesquisadas quanto à resistência a uma certa doença intestinal. O experimento consiste em ministrar uma dieta especial, durante 3 meses e verificar a ocorrência ou não da doença, nos 6 meses seguintes. Os dados foram os seguintes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<text:span text:style-name="T3">Raça</text:span></text:p>
          </table:table-cell>
          <table:table-cell table:style-name="Tabela1.A1" office:value-type="string">
            <text:p text:style-name="P2"><text:span text:style-name="T3">Amostra</text:span></text:p>
          </table:table-cell>
          <table:table-cell table:style-name="Tabela1.A1" office:value-type="string">
            <text:p text:style-name="P2"><text:span text:style-name="T3">Ocorrência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3">A</text:span></text:p>
          </table:table-cell>
          <table:table-cell table:style-name="Tabela1.A1" office:value-type="string">
            <text:p text:style-name="P2">58</text:p>
          </table:table-cell>
          <table:table-cell table:style-name="Tabela1.A1" office:value-type="string">
            <text:p text:style-name="P2">6</text:p>
          </table:table-cell>
        </table:table-row>
        <table:table-row table:style-name="Tabela1.1">
          <table:table-cell table:style-name="Tabela1.A1" office:value-type="string">
            <text:p text:style-name="P2"><text:span text:style-name="T3">B</text:span></text:p>
          </table:table-cell>
          <table:table-cell table:style-name="Tabela1.A1" office:value-type="string">
            <text:p text:style-name="P2">85</text:p>
          </table:table-cell>
          <table:table-cell table:style-name="Tabela1.A1" office:value-type="string">
            <text:p text:style-name="P2">10</text:p>
          </table:table-cell>
        </table:table-row>
      </table:table>
      <text:p text:style-name="P1">Um veterinário afirma que a raça B tem maior propensão à doença. Você concorda? Avalie a hipótese ao nível de 6% de significância.</text:p>
      <text:p text:style-name="P1"/>
      <text:p text:style-name="P1"><text:soft-page-break/></text:p>
      <text:p text:style-name="P1"/>
      <text:p text:style-name="P1"/>
      <text:p text:style-name="P1"/>
      <text:p text:style-name="P1"><text:span text:style-name="T4">Exercício 16:</text:span></text:p>
      <text:p text:style-name="P1">Uma linha de montagem utiliza robôs para a realização das tarefas necessárias para a montagem de um produto. Os técnicos acreditam que é necessária uma programação diferente para garantir a qualidade do produto final, mas suspeitam que o tempo necessário para completar o processo pode aumentar. Para verificar essa suspeita, 12 robôs foram selecionados e o tempo necessário para a montagem do produto foi medido, considerando-se a programação usual e a nova proposta. Os tempos observados (em minutos) para cada unidade foram medidos, produzindo a seguinte tabela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C"/>
        <table:table-column table:style-name="Tabela2.D"/>
        <table:table-column table:style-name="Tabela2.C"/>
        <table:table-column table:style-name="Tabela2.I"/>
        <table:table-column table:style-name="Tabela2.J"/>
        <table:table-column table:style-name="Tabela2.C"/>
        <table:table-column table:style-name="Tabela2.I"/>
        <table:table-row table:style-name="Tabela2.1">
          <table:table-cell table:style-name="Tabela2.A1" table:number-rows-spanned="2" office:value-type="string">
            <text:p text:style-name="P2">Tipo de Programação</text:p>
          </table:table-cell>
          <table:table-cell table:style-name="Tabela2.B1" table:number-columns-spanned="11" office:value-type="string">
            <text:p text:style-name="P2">Identificação do Rob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covered-table-cell/>
          <table:table-cell table:style-name="Tabela2.B1" office:value-type="string">
            <text:p text:style-name="P2">1</text:p>
          </table:table-cell>
          <table:table-cell table:style-name="Tabela2.B1" office:value-type="string">
            <text:p text:style-name="P2">2</text:p>
          </table:table-cell>
          <table:table-cell table:style-name="Tabela2.B1" office:value-type="string">
            <text:p text:style-name="P2">3</text:p>
          </table:table-cell>
          <table:table-cell table:style-name="Tabela2.B1" office:value-type="string">
            <text:p text:style-name="P2">4</text:p>
          </table:table-cell>
          <table:table-cell table:style-name="Tabela2.B1" office:value-type="string">
            <text:p text:style-name="P2">5</text:p>
          </table:table-cell>
          <table:table-cell table:style-name="Tabela2.B1" office:value-type="string">
            <text:p text:style-name="P2">6</text:p>
          </table:table-cell>
          <table:table-cell table:style-name="Tabela2.B1" office:value-type="string">
            <text:p text:style-name="P2">7</text:p>
          </table:table-cell>
          <table:table-cell table:style-name="Tabela2.B1" office:value-type="string">
            <text:p text:style-name="P2">8</text:p>
          </table:table-cell>
          <table:table-cell table:style-name="Tabela2.B1" office:value-type="string">
            <text:p text:style-name="P2">9</text:p>
          </table:table-cell>
          <table:table-cell table:style-name="Tabela2.B1" office:value-type="string">
            <text:p text:style-name="P2">10</text:p>
          </table:table-cell>
          <table:table-cell table:style-name="Tabela2.B1" office:value-type="string">
            <text:p text:style-name="P2">11</text:p>
          </table:table-cell>
          <table:table-cell table:style-name="Tabela2.B1" table:number-columns-spanned="0" office:value-type="string">
            <text:p text:style-name="P2">12</text:p>
          </table:table-cell>
        </table:table-row>
        <table:table-row table:style-name="Tabela2.1">
          <table:table-cell table:style-name="Tabela2.A1" office:value-type="string">
            <text:p text:style-name="P2">Usual</text:p>
          </table:table-cell>
          <table:table-cell table:style-name="Tabela2.A1" office:value-type="string">
            <text:p text:style-name="P2">80</text:p>
          </table:table-cell>
          <table:table-cell table:style-name="Tabela2.A1" office:value-type="string">
            <text:p text:style-name="P2">90</text:p>
          </table:table-cell>
          <table:table-cell table:style-name="Tabela2.A1" office:value-type="string">
            <text:p text:style-name="P2">93</text:p>
          </table:table-cell>
          <table:table-cell table:style-name="Tabela2.A1" office:value-type="string">
            <text:p text:style-name="P2">92</text:p>
          </table:table-cell>
          <table:table-cell table:style-name="Tabela2.A1" office:value-type="string">
            <text:p text:style-name="P2">75</text:p>
          </table:table-cell>
          <table:table-cell table:style-name="Tabela2.A1" office:value-type="string">
            <text:p text:style-name="P2">92</text:p>
          </table:table-cell>
          <table:table-cell table:style-name="Tabela2.A1" office:value-type="string">
            <text:p text:style-name="P2">72</text:p>
          </table:table-cell>
          <table:table-cell table:style-name="Tabela2.A1" office:value-type="string">
            <text:p text:style-name="P2">87</text:p>
          </table:table-cell>
          <table:table-cell table:style-name="Tabela2.A1" office:value-type="string">
            <text:p text:style-name="P2">90</text:p>
          </table:table-cell>
          <table:table-cell table:style-name="Tabela2.A1" office:value-type="string">
            <text:p text:style-name="P2">86</text:p>
          </table:table-cell>
          <table:table-cell table:style-name="Tabela2.A1" office:value-type="string">
            <text:p text:style-name="P2">78</text:p>
          </table:table-cell>
          <table:table-cell table:style-name="Tabela2.A1" table:number-columns-spanned="0" office:value-type="string">
            <text:p text:style-name="P2">97</text:p>
          </table:table-cell>
        </table:table-row>
        <table:table-row table:style-name="Tabela2.1">
          <table:table-cell table:style-name="Tabela2.A2" office:value-type="string">
            <text:p text:style-name="P2">Nova</text:p>
          </table:table-cell>
          <table:table-cell table:style-name="Tabela2.A2" office:value-type="string">
            <text:p text:style-name="P2">100</text:p>
          </table:table-cell>
          <table:table-cell table:style-name="Tabela2.A2" office:value-type="string">
            <text:p text:style-name="P2">85</text:p>
          </table:table-cell>
          <table:table-cell table:style-name="Tabela2.A2" office:value-type="string">
            <text:p text:style-name="P2">90</text:p>
          </table:table-cell>
          <table:table-cell table:style-name="Tabela2.A2" office:value-type="string">
            <text:p text:style-name="P2">102</text:p>
          </table:table-cell>
          <table:table-cell table:style-name="Tabela2.A2" office:value-type="string">
            <text:p text:style-name="P2">90</text:p>
          </table:table-cell>
          <table:table-cell table:style-name="Tabela2.A2" office:value-type="string">
            <text:p text:style-name="P2">99</text:p>
          </table:table-cell>
          <table:table-cell table:style-name="Tabela2.A2" office:value-type="string">
            <text:p text:style-name="P2">97</text:p>
          </table:table-cell>
          <table:table-cell table:style-name="Tabela2.A2" office:value-type="string">
            <text:p text:style-name="P2">95</text:p>
          </table:table-cell>
          <table:table-cell table:style-name="Tabela2.A2" office:value-type="string">
            <text:p text:style-name="P2">100</text:p>
          </table:table-cell>
          <table:table-cell table:style-name="Tabela2.A2" office:value-type="string">
            <text:p text:style-name="P2">94</text:p>
          </table:table-cell>
          <table:table-cell table:style-name="Tabela2.A2" office:value-type="string">
            <text:p text:style-name="P2">89</text:p>
          </table:table-cell>
          <table:table-cell table:style-name="Tabela2.A2" table:number-columns-spanned="0" office:value-type="string">
            <text:p text:style-name="P2">98</text:p>
          </table:table-cell>
        </table:table-row>
      </table:table>
      <text:p text:style-name="P1"/>
      <text:p text:style-name="P1">Existe diferença para os diferentes tipos de programação ao nível de 5% de significânci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 Fonseca</meta:initial-creator>
    <meta:editing-cycles>25</meta:editing-cycles>
    <meta:creation-date>2018-08-19T21:53:00</meta:creation-date>
    <dc:date>2018-09-07T16:48:06.15</dc:date>
    <meta:editing-duration>PT2M24S</meta:editing-duration>
    <meta:generator>OpenOffice/4.1.5$Win32 OpenOffice.org_project/415m1$Build-9789</meta:generator>
    <meta:document-statistic meta:table-count="2" meta:image-count="0" meta:object-count="0" meta:page-count="4" meta:paragraph-count="100" meta:word-count="1248" meta:character-count="73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